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2C472CB10AFBBD0C376.png" manifest:media-type="image/png"/>
  <manifest:file-entry manifest:full-path="Pictures/10000001000003AC00000110A934BC2206A8C71A.png" manifest:media-type="image/png"/>
  <manifest:file-entry manifest:full-path="Pictures/10000001000003A90000020D2AD98CE69A37492D.png" manifest:media-type="image/png"/>
  <manifest:file-entry manifest:full-path="Pictures/10000001000003A90000020DEADF596C08B475B5.png" manifest:media-type="image/png"/>
  <manifest:file-entry manifest:full-path="Pictures/10000001000003B6000001A27B94EC3CD946615A.png" manifest:media-type="image/png"/>
  <manifest:file-entry manifest:full-path="Pictures/100000010000036A000001B17C5AB3DAA6B44C09.png" manifest:media-type="image/png"/>
  <manifest:file-entry manifest:full-path="Pictures/10000001000003A8000000459F7C3D623FE68B2B.png" manifest:media-type="image/png"/>
  <manifest:file-entry manifest:full-path="Pictures/10000001000003BA000000989A41274D557B81A9.png" manifest:media-type="image/png"/>
  <manifest:file-entry manifest:full-path="Pictures/10000001000003AC00000237D803949E9E7230D6.png" manifest:media-type="image/png"/>
  <manifest:file-entry manifest:full-path="Pictures/10000001000003A5000000F0FD671AE1B2907C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3f3"/>
    </style:style>
    <style:style style:name="T1" style:family="text">
      <style:text-properties officeooo:rsid="001993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3"/><text:span text:style-name="T1">Assignment -1</text:span> </text:p>
      <text:p text:style-name="P1"/>
      <text:p text:style-name="Standard"/>
      <text:p text:style-name="Standard"/>
      <text:p text:style-name="Standard"><text:s text:c="56"/></text:p>
      <text:p text:style-name="Standard"><draw:frame draw:style-name="fr4" draw:name="Image1" text:anchor-type="char" svg:width="17cm" svg:height="5.736cm" draw:z-index="0"><draw:image xlink:href="Pictures/10000001000003A5000000F0FD671AE1B2907C94.png" xlink:type="simple" xlink:show="embed" xlink:actuate="onLoad" draw:mime-type="image/png"/></draw:frame></text:p>
      <text:p text:style-name="Standard"/>
      <text:p text:style-name="Standard"><draw:frame draw:style-name="fr3" draw:name="Image3" text:anchor-type="char" svg:x="-0.106cm" svg:y="0.148cm" svg:width="17cm" svg:height="1.252cm" draw:z-index="2"><draw:image xlink:href="Pictures/10000001000003A8000000459F7C3D623FE68B2B.png" xlink:type="simple" xlink:show="embed" xlink:actuate="onLoad" draw:mime-type="image/png"/></draw:frame></text:p>
      <text:p text:style-name="Standard"><draw:frame draw:style-name="fr3" draw:name="Image2" text:anchor-type="char" svg:x="0.318cm" svg:y="0.145cm" svg:width="17cm" svg:height="10.253cm" draw:z-index="1"><draw:image xlink:href="Pictures/10000001000003AC00000237D803949E9E7230D6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9" text:anchor-type="char" svg:width="17cm" svg:height="8.421cm" draw:z-index="8"><draw:image xlink:href="Pictures/100000010000036A000001B17C5AB3DAA6B44C0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x="-0.609cm" svg:y="0.349cm" svg:width="17cm" svg:height="7.479cm" draw:z-index="6"><draw:image xlink:href="Pictures/10000001000003B6000001A27B94EC3CD94661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cm" svg:y="6.271cm" svg:width="17cm" svg:height="9.525cm" draw:z-index="3"><draw:image xlink:href="Pictures/10000001000003A90000020DEADF596C08B475B5.png" xlink:type="simple" xlink:show="embed" xlink:actuate="onLoad" draw:mime-type="image/png"/></draw:frame><draw:frame draw:style-name="fr3" draw:name="Image5" text:anchor-type="char" svg:x="0cm" svg:y="18.175cm" svg:width="17cm" svg:height="9.525cm" draw:z-index="4"><draw:image xlink:href="Pictures/10000001000003A90000020D2AD98CE69A37492D.png" xlink:type="simple" xlink:show="embed" xlink:actuate="onLoad" draw:mime-type="image/png"/></draw:frame><draw:frame draw:style-name="fr1" draw:name="Image6" text:anchor-type="char" svg:width="17cm" svg:height="4.918cm" draw:z-index="5"><draw:image xlink:href="Pictures/10000001000003AC00000110A934BC2206A8C71A.png" xlink:type="simple" xlink:show="embed" xlink:actuate="onLoad" draw:mime-type="image/png"/></draw:frame><draw:frame draw:style-name="fr1" draw:name="Image8" text:anchor-type="char" svg:width="17cm" svg:height="2.708cm" draw:z-index="7"><draw:image xlink:href="Pictures/10000001000003BA000000989A41274D557B81A9.png" xlink:type="simple" xlink:show="embed" xlink:actuate="onLoad" draw:mime-type="image/png"/></draw:frame><draw:frame draw:style-name="fr1" draw:name="Image10" text:anchor-type="char" svg:width="17cm" svg:height="9.301cm" draw:z-index="9"><draw:image xlink:href="Pictures/100000010000050E000002C472CB10AFBBD0C37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35:52.503884459</meta:creation-date>
    <dc:date>2023-12-06T18:53:33.919064118</dc:date>
    <meta:editing-duration>PT7M21S</meta:editing-duration>
    <meta:editing-cycles>1</meta:editing-cycles>
    <meta:document-statistic meta:table-count="0" meta:image-count="10" meta:object-count="0" meta:page-count="3" meta:paragraph-count="2" meta:word-count="2" meta:character-count="133" meta:non-whitespace-character-count="12"/>
    <meta:generator>LibreOffice/7.3.7.2$Linux_X86_64 LibreOffice_project/30$Build-2</meta:generator>
  </office:meta>
</office:document-meta>
</file>